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end="Arrow" draw:marker-end-width="0.19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333333" draw:fill="solid" draw:fill-color="#333333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3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000000" draw:marker-start="Arrow" draw:marker-start-width="0.19cm" draw:marker-end="Arrow" draw:marker-end-width="0.19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3cm" draw:fill="none" draw:fill-color="#ffffff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draw:marker-end="Arrow" draw:marker-end-width="0.19cm" draw:fill="none" draw:fill-color="#ffffff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width="0.03cm" draw:fill="solid" draw:fill-color="#000000" draw:textarea-horizontal-align="center" draw:textarea-vertical-align="middle" fo:padding-top="0.14cm" fo:padding-bottom="0.14cm" fo:padding-left="0.265cm" fo:padding-right="0.265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2cm" fo:min-width="1.478cm"/>
    </style:style>
    <style:style style:name="gr12" style:family="graphic" style:parent-style-name="standard">
      <style:graphic-properties svg:stroke-width="0.03cm" draw:marker-start-width="0.245cm" draw:marker-end-width="0.245cm" draw:fill="none" draw:textarea-vertical-align="middle" draw:auto-grow-height="false" fo:min-height="0.749cm" fo:min-width="0.499cm" fo:padding-top="0.14cm" fo:padding-bottom="0.14cm" fo:padding-left="0.265cm" fo:padding-right="0.265cm"/>
    </style:style>
    <style:style style:name="gr13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svg:stroke-width="0.03cm" draw:fill="none" draw:textarea-horizontal-align="center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16" style:family="graphic" style:parent-style-name="objectwithoutfill">
      <style:graphic-properties svg:stroke-width="0.015cm" draw:marker-start-width="0.177cm" draw:marker-end="Arrow" draw:marker-end-width="0.15cm" draw:fill="none" draw:textarea-horizontal-align="center" draw:textarea-vertical-align="middle" fo:padding-top="0.132cm" fo:padding-bottom="0.132cm" fo:padding-left="0.257cm" fo:padding-right="0.257cm"/>
    </style:style>
    <style:style style:name="gr17" style:family="graphic" style:parent-style-name="standard">
      <style:graphic-properties svg:stroke-width="0.03cm" draw:fill="solid" draw:fill-color="#000000" draw:textarea-horizontal-align="center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svg:stroke-width="0.01cm" draw:marker-start-width="0.17cm" draw:marker-end-width="0.17cm" draw:fill="solid" draw:fill-color="#000000" draw:textarea-vertical-align="middle" draw:auto-grow-height="false" fo:min-height="0.749cm" fo:min-width="0.499cm" fo:padding-top="0.13cm" fo:padding-bottom="0.13cm" fo:padding-left="0.255cm" fo:padding-right="0.255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0pt"/>
    </style:style>
    <style:style style:name="P6" style:family="paragraph">
      <style:text-properties fo:font-size="14pt"/>
    </style:style>
    <style:style style:name="P7" style:family="paragraph">
      <style:paragraph-properties fo:text-align="center"/>
      <style:text-properties fo:font-size="9pt"/>
    </style:style>
    <style:style style:name="P8" style:family="paragraph">
      <style:text-properties fo:font-size="12pt" fo:font-style="normal"/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paragraph-properties fo:margin-left="0cm" fo:margin-right="0cm" fo:text-align="center" fo:text-indent="0cm"/>
      <style:text-properties fo:font-size="10pt"/>
    </style:style>
    <style:style style:name="P11" style:family="paragraph">
      <style:text-properties fo:font-size="12pt"/>
    </style:style>
    <style:style style:name="T1" style:family="text">
      <style:text-properties fo:font-size="10pt"/>
    </style:style>
    <style:style style:name="T2" style:family="text">
      <style:text-properties fo:font-family="'Standard Symbols L'" style:font-style-name="Regular" style:font-pitch="variable" style:font-charset="x-symbol" fo:font-size="14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3" style:family="text">
      <style:text-properties fo:font-size="12pt" fo:font-style="normal"/>
    </style:style>
    <style:style style:name="T4" style:family="text">
      <style:text-properties fo:font-size="12pt"/>
    </style:style>
    <style:style style:name="T5" style:family="text">
      <style:text-properties style:text-position="40% 70%" fo:font-family="Arial" style:font-style-name="Regular" style:font-family-generic="swiss" style:font-pitch="variable" fo:font-size="9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>
          <draw:g>
            <draw:line draw:style-name="gr1" draw:text-style-name="P1" draw:layer="layout" svg:x1="12.125cm" svg:y1="1.261cm" svg:x2="14.271cm" svg:y2="1.261cm">
              <text:p/>
            </draw:line>
            <draw:g>
              <draw:g>
                <draw:g>
                  <draw:rect draw:style-name="gr2" draw:text-style-name="P1" draw:layer="layout" svg:width="2.143cm" svg:height="1.505cm" svg:x="10.023cm" svg:y="0.524cm">
                    <text:p/>
                  </draw:rect>
                  <draw:rect draw:style-name="gr3" draw:text-style-name="P1" draw:layer="layout" svg:width="2.143cm" svg:height="1.505cm" svg:x="9.974cm" svg:y="0.477cm">
                    <text:p/>
                  </draw:rect>
                </draw:g>
              </draw:g>
              <draw:frame draw:style-name="gr4" draw:text-style-name="P1" draw:layer="layout" svg:width="1.967cm" svg:height="1.039cm" svg:x="10.066cm" svg:y="0.734cm">
                <draw:text-box>
                  <text:p text:style-name="P2"><text:span text:style-name="T1">D/A</text:span></text:p>
                  <text:p text:style-name="P2"><text:span text:style-name="T1">convertor</text:span></text:p>
                </draw:text-box>
              </draw:frame>
            </draw:g>
            <draw:g>
              <draw:rect draw:style-name="gr5" draw:text-style-name="P3" draw:layer="layout" svg:width="1.016cm" svg:height="0.494cm" svg:x="14.124cm" svg:y="4.57cm">
                <text:p/>
              </draw:rect>
              <draw:frame draw:style-name="gr4" draw:text-style-name="P5" draw:layer="layout" svg:width="0.955cm" svg:height="0.645cm" svg:x="14.161cm" svg:y="4.495cm">
                <draw:text-box>
                  <text:p text:style-name="P4"><text:span text:style-name="T1">sin</text:span></text:p>
                </draw:text-box>
              </draw:frame>
            </draw:g>
            <draw:g>
              <draw:circle draw:style-name="gr6" draw:text-style-name="P1" draw:layer="layout" svg:width="0.7cm" svg:height="0.7cm" svg:x="14.273cm" svg:y="0.889cm">
                <text:p/>
              </draw:circle>
              <draw:frame draw:style-name="gr4" draw:text-style-name="P6" draw:layer="layout" svg:width="0.773cm" svg:height="0.903cm" svg:x="14.238cm" svg:y="0.753cm">
                <draw:text-box>
                  <text:p text:style-name="P4"><text:span text:style-name="T2"></text:span></text:p>
                </draw:text-box>
              </draw:frame>
            </draw:g>
            <draw:g>
              <draw:frame draw:style-name="gr4" draw:text-style-name="P5" draw:layer="layout" svg:width="1.048cm" svg:height="0.645cm" svg:x="14.089cm" svg:y="2.375cm">
                <draw:text-box>
                  <text:p text:style-name="P4"><text:span text:style-name="T1">cos</text:span></text:p>
                </draw:text-box>
              </draw:frame>
              <draw:rect draw:style-name="gr5" draw:text-style-name="P3" draw:layer="layout" svg:width="1.016cm" svg:height="0.494cm" svg:x="14.101cm" svg:y="2.45cm">
                <text:p/>
              </draw:rect>
              <draw:frame draw:style-name="gr4" draw:text-style-name="P5" draw:layer="layout" svg:width="1.048cm" svg:height="0.645cm" svg:x="14.089cm" svg:y="2.375cm">
                <draw:text-box>
                  <text:p text:style-name="P4"><text:span text:style-name="T1">cos</text:span></text:p>
                </draw:text-box>
              </draw:frame>
            </draw:g>
            <draw:g>
              <draw:circle draw:style-name="gr6" draw:text-style-name="P1" draw:layer="layout" svg:width="0.7cm" svg:height="0.7cm" svg:x="14.262cm" svg:y="5.912cm">
                <text:p/>
              </draw:circle>
              <draw:frame draw:style-name="gr4" draw:text-style-name="P6" draw:layer="layout" svg:width="0.773cm" svg:height="0.903cm" svg:x="14.227cm" svg:y="5.776cm">
                <draw:text-box>
                  <text:p text:style-name="P4"><text:span text:style-name="T2"></text:span></text:p>
                </draw:text-box>
              </draw:frame>
            </draw:g>
            <draw:line draw:style-name="gr7" draw:text-style-name="P1" draw:layer="layout" svg:x1="14.623cm" svg:y1="4.582cm" svg:x2="14.623cm" svg:y2="2.938cm">
              <text:p/>
            </draw:line>
            <draw:line draw:style-name="gr8" draw:text-style-name="P7" draw:layer="layout" svg:x1="13.872cm" svg:y1="3.742cm" svg:x2="14.621cm" svg:y2="3.742cm">
              <text:p/>
            </draw:line>
            <draw:line draw:style-name="gr1" draw:text-style-name="P1" draw:layer="layout" svg:x1="14.622cm" svg:y1="2.443cm" svg:x2="14.621cm" svg:y2="1.595cm">
              <text:p/>
            </draw:line>
            <draw:line draw:style-name="gr1" draw:text-style-name="P1" draw:layer="layout" svg:x1="14.615cm" svg:y1="5.064cm" svg:x2="14.614cm" svg:y2="5.912cm">
              <text:p/>
            </draw:line>
            <draw:polyline draw:style-name="gr9" draw:text-style-name="P7" draw:layer="layout" svg:width="0.999cm" svg:height="2.226cm" svg:x="14.982cm" svg:y="1.253cm" svg:viewBox="0 0 1000 2227" draw:points="0,0 1000,0 1000,2227">
              <text:p/>
            </draw:polyline>
            <draw:circle draw:style-name="gr10" draw:text-style-name="P7" draw:layer="layout" svg:width="0.094cm" svg:height="0.094cm" svg:x="14.584cm" svg:y="3.7cm">
              <text:p/>
            </draw:circle>
            <draw:polyline draw:style-name="gr9" draw:text-style-name="P7" draw:layer="layout" svg:width="0.999cm" svg:height="2.226cm" draw:transform="rotate (3.1415926535892) translate (15.9710000000026cm 6.29cm)" svg:viewBox="0 0 1000 2227" draw:points="1000,-12580 0,-12580 0,-10353">
              <text:p/>
            </draw:polyline>
            <draw:line draw:style-name="gr1" draw:text-style-name="P1" draw:layer="layout" svg:x1="16.366cm" svg:y1="3.77cm" svg:x2="16.919cm" svg:y2="3.77cm">
              <text:p/>
            </draw:line>
            <draw:line draw:style-name="gr1" draw:text-style-name="P1" draw:layer="layout" svg:x1="12.122cm" svg:y1="6.277cm" svg:x2="14.268cm" svg:y2="6.277cm">
              <text:p/>
            </draw:line>
            <draw:frame draw:style-name="gr4" draw:text-style-name="P8" draw:layer="layout" svg:width="1.04cm" svg:height="0.725cm" svg:x="12.848cm" svg:y="0.61cm">
              <draw:text-box>
                <text:p text:style-name="P4"><text:span text:style-name="T3">Re</text:span></text:p>
              </draw:text-box>
            </draw:frame>
            <draw:frame draw:style-name="gr4" draw:text-style-name="P8" draw:layer="layout" svg:width="0.972cm" svg:height="0.725cm" svg:x="12.774cm" svg:y="5.627cm">
              <draw:text-box>
                <text:p text:style-name="P4"><text:span text:style-name="T3">Im</text:span></text:p>
              </draw:text-box>
            </draw:frame>
            <draw:circle draw:style-name="gr6" draw:text-style-name="P1" draw:layer="layout" svg:width="0.7cm" svg:height="0.7cm" svg:x="15.65cm" svg:y="3.425cm">
              <text:p/>
            </draw:circle>
            <draw:frame draw:style-name="gr4" draw:text-style-name="P6" draw:layer="layout" svg:width="0.773cm" svg:height="0.903cm" svg:x="15.607cm" svg:y="3.269cm">
              <draw:text-box>
                <text:p text:style-name="P4"><text:span text:style-name="T2"></text:span></text:p>
              </draw:text-box>
            </draw:frame>
            <draw:frame draw:style-name="gr4" draw:text-style-name="P9" draw:layer="layout" svg:width="1.747cm" svg:height="1.199cm" svg:x="16.753cm" svg:y="3.201cm">
              <draw:text-box>
                <text:p text:style-name="P2"><text:span text:style-name="T4">OFDM</text:span></text:p>
                <text:p text:style-name="P2"><text:span text:style-name="T4">signal</text:span></text:p>
              </draw:text-box>
            </draw:frame>
            <draw:line draw:style-name="gr1" draw:text-style-name="P1" draw:layer="layout" svg:x1="8.891cm" svg:y1="6.31cm" svg:x2="10.004cm" svg:y2="6.31cm">
              <text:p/>
            </draw:line>
            <draw:line draw:style-name="gr1" draw:text-style-name="P1" draw:layer="layout" svg:x1="8.85cm" svg:y1="1.266cm" svg:x2="9.992cm" svg:y2="1.266cm">
              <text:p/>
            </draw:line>
            <draw:g>
              <draw:g>
                <draw:g>
                  <draw:rect draw:style-name="gr2" draw:text-style-name="P1" draw:layer="layout" svg:width="2.577cm" svg:height="6.507cm" svg:x="6.314cm" svg:y="0.551cm">
                    <text:p/>
                  </draw:rect>
                  <draw:rect draw:style-name="gr3" draw:text-style-name="P1" draw:layer="layout" svg:width="2.577cm" svg:height="6.542cm" svg:x="6.255cm" svg:y="0.458cm">
                    <text:p/>
                  </draw:rect>
                </draw:g>
              </draw:g>
              <draw:frame draw:style-name="gr11" draw:text-style-name="P10" draw:layer="layout" svg:width="2.868cm" svg:height="3.042cm" svg:x="6.076cm" svg:y="2.237cm">
                <draw:text-box>
                  <text:p text:style-name="P2"><text:span text:style-name="T1"/></text:p>
                  <text:p text:style-name="P2"><text:span text:style-name="T1">Inverse</text:span></text:p>
                  <text:p text:style-name="P2"><text:span text:style-name="T1">Discrete</text:span></text:p>
                  <text:p text:style-name="P2"><text:span text:style-name="T1">Fourier</text:span></text:p>
                  <text:p text:style-name="P2"><text:span text:style-name="T1">Transformation</text:span></text:p>
                  <text:p text:style-name="P2"><text:span text:style-name="T1"/></text:p>
                  <text:p text:style-name="P2"><text:span text:style-name="T1">FFT</text:span><text:span text:style-name="T5">–1</text:span></text:p>
                </draw:text-box>
              </draw:frame>
            </draw:g>
            <draw:g>
              <draw:g>
                <draw:g>
                  <draw:g>
                    <draw:rect draw:style-name="gr3" draw:text-style-name="P1" draw:layer="layout" svg:width="2.143cm" svg:height="1.505cm" svg:x="11.729cm" svg:y="2.965cm" draw:corner-radius="0.5cm">
                      <text:p/>
                    </draw:rect>
                  </draw:g>
                </draw:g>
              </draw:g>
              <draw:frame draw:style-name="gr4" draw:text-style-name="P1" draw:layer="layout" svg:width="2.056cm" svg:height="1.039cm" svg:x="11.772cm" svg:y="3.198cm">
                <draw:text-box>
                  <text:p text:style-name="P2"><text:span text:style-name="T1">carrier</text:span></text:p>
                  <text:p text:style-name="P2"><text:span text:style-name="T1">frequency</text:span></text:p>
                </draw:text-box>
              </draw:frame>
            </draw:g>
            <draw:line draw:style-name="gr1" draw:text-style-name="P1" draw:layer="layout" svg:x1="5.138cm" svg:y1="6.267cm" svg:x2="6.251cm" svg:y2="6.267cm">
              <text:p/>
            </draw:line>
            <draw:g>
              <draw:g>
                <draw:rect draw:style-name="gr2" draw:text-style-name="P1" draw:layer="layout" svg:width="0.496cm" svg:height="0.493cm" svg:x="4.658cm" svg:y="6.065cm">
                  <text:p/>
                </draw:rect>
                <draw:rect draw:style-name="gr3" draw:text-style-name="P1" draw:layer="layout" svg:width="0.497cm" svg:height="0.493cm" svg:x="4.646cm" svg:y="6.05cm">
                  <text:p/>
                </draw:rect>
              </draw:g>
            </draw:g>
            <draw:line draw:style-name="gr1" draw:text-style-name="P1" draw:layer="layout" svg:x1="5.12cm" svg:y1="5.572cm" svg:x2="6.233cm" svg:y2="5.572cm">
              <text:p/>
            </draw:line>
            <draw:line draw:style-name="gr1" draw:text-style-name="P1" draw:layer="layout" svg:x1="1.187cm" svg:y1="3.797cm" svg:x2="2.018cm" svg:y2="3.797cm">
              <text:p/>
            </draw:line>
            <draw:frame draw:style-name="gr4" draw:text-style-name="P11" draw:layer="layout" svg:width="1.332cm" svg:height="0.725cm" svg:x="0.03cm" svg:y="3.455cm">
              <draw:text-box>
                <text:p text:style-name="P4"><text:span text:style-name="T4">data</text:span></text:p>
              </draw:text-box>
            </draw:frame>
            <draw:custom-shape draw:style-name="gr12" draw:text-style-name="P9" draw:layer="layout" svg:width="0.165cm" svg:height="0.165cm" svg:x="1.986cm" svg:y="3.717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2" draw:text-style-name="P9" draw:layer="layout" svg:width="0.165cm" svg:height="0.165cm" svg:x="2.362cm" svg:y="3.07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2" draw:text-style-name="P9" draw:layer="layout" svg:width="0.165cm" svg:height="0.165cm" svg:x="2.634cm" svg:y="3.35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2" draw:text-style-name="P9" draw:layer="layout" svg:width="0.165cm" svg:height="0.165cm" svg:x="2.732cm" svg:y="3.724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2" draw:text-style-name="P9" draw:layer="layout" svg:width="0.165cm" svg:height="0.165cm" svg:x="2.635cm" svg:y="4.10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2" draw:text-style-name="P9" draw:layer="layout" svg:width="0.165cm" svg:height="0.165cm" svg:x="2.354cm" svg:y="4.37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3" draw:text-style-name="P9" draw:layer="layout" svg:x1="2.136cm" svg:y1="3.764cm" svg:x2="2.632cm" svg:y2="3.478cm">
              <text:p/>
            </draw:line>
            <draw:polyline draw:style-name="gr14" draw:text-style-name="P9" draw:layer="layout" svg:width="0.584cm" svg:height="0.496cm" draw:transform="rotate (1.06622164004313) translate (2.488cm 3.074cm)" svg:viewBox="0 0 585 497" draw:points="0,7328 310,7328 585,7825">
              <text:p/>
            </draw:polyline>
            <draw:polyline draw:style-name="gr14" draw:text-style-name="P9" draw:layer="layout" svg:width="0.545cm" svg:height="0.722cm" draw:transform="rotate (1.06622164004313) translate (2.79cm 3.391cm)" svg:viewBox="0 0 546 723" draw:points="0,8163 214,8285 546,8886">
              <text:p/>
            </draw:polyline>
            <draw:line draw:style-name="gr14" draw:text-style-name="P9" draw:layer="layout" svg:x1="2.904cm" svg:y1="3.805cm" svg:x2="4.159cm" svg:y2="3.808cm">
              <text:p/>
            </draw:line>
            <draw:polyline draw:style-name="gr14" draw:text-style-name="P9" draw:layer="layout" svg:width="0.584cm" svg:height="0.496cm" draw:transform="rotate (2.07484741477047) translate (2.76600000000057cm 5.04900000000036cm)" svg:viewBox="0 0 585 497" draw:points="585,-33 274,-33 0,464">
              <text:p/>
            </draw:polyline>
            <draw:polyline draw:style-name="gr14" draw:text-style-name="P9" draw:layer="layout" svg:width="0.547cm" svg:height="0.726cm" draw:transform="rotate (2.07589461232166) translate (3.05100000000099cm 4.69900000000044cm)" svg:viewBox="0 0 548 727" draw:points="548,792 334,915 0,1519">
              <text:p/>
            </draw:polyline>
            <draw:polyline draw:style-name="gr9" draw:text-style-name="P7" draw:layer="layout" svg:width="1.549cm" svg:height="1.428cm" draw:transform="rotate (1.5707963267946) translate (3.209cm 2.817cm)" svg:viewBox="0 0 1550 1429" draw:points="0,6418 1550,6418 1550,7847">
              <text:p/>
            </draw:polyline>
            <draw:polyline draw:style-name="gr9" draw:text-style-name="P7" draw:layer="layout" svg:width="1.24cm" svg:height="0.952cm" draw:transform="rotate (1.5707963267946) translate (3.67900000000147cm 3.275cm)" svg:viewBox="0 0 1241 953" draw:points="0,7359 1241,7358 1241,8311">
              <text:p/>
            </draw:polyline>
            <draw:polyline draw:style-name="gr9" draw:text-style-name="P7" draw:layer="layout" svg:width="1.537cm" svg:height="1.421cm" draw:transform="rotate (1.5707963267946) translate (3.207cm 6.33200000000169cm)" svg:viewBox="0 0 1538 1422" draw:points="1538,6414 0,6414 0,7836">
              <text:p/>
            </draw:polyline>
            <draw:polyline draw:style-name="gr9" draw:text-style-name="P7" draw:layer="layout" svg:width="1.239cm" svg:height="0.952cm" draw:transform="rotate (1.5707963267946) translate (3.688cm 5.57400000000113cm)" svg:viewBox="0 0 1240 953" draw:points="1240,7376 0,7376 0,8329">
              <text:p/>
            </draw:polyline>
            <draw:polyline draw:style-name="gr9" draw:text-style-name="P7" draw:layer="layout" svg:width="1.078cm" svg:height="0.494cm" draw:transform="rotate (1.5707963267946) translate (4.16cm 3.822cm)" svg:viewBox="0 0 1079 495" draw:points="0,8320 1079,8320 1079,8815">
              <text:p/>
            </draw:polyline>
            <draw:frame draw:style-name="gr15" draw:text-style-name="P1" draw:layer="layout" svg:width="1.997cm" svg:height="1.463cm" svg:x="1.241cm" svg:y="1.425cm">
              <draw:text-box>
                <text:p text:style-name="P2"><text:span text:style-name="T1">serial</text:span></text:p>
                <text:p text:style-name="P2"><text:span text:style-name="T1">parallel</text:span></text:p>
                <text:p text:style-name="P2"><text:span text:style-name="T1">convertor</text:span></text:p>
              </draw:text-box>
            </draw:frame>
            <draw:path draw:style-name="gr16" draw:text-style-name="P1" draw:layer="layout" svg:width="0.245cm" svg:height="0.853cm" svg:x="2.22cm" svg:y="3.356cm" svg:viewBox="0 0 246 854" svg:d="m47 0c275 140 271 667-47 854">
              <text:p/>
            </draw:path>
            <draw:g>
              <draw:g>
                <draw:rect draw:style-name="gr2" draw:text-style-name="P1" draw:layer="layout" svg:width="0.496cm" svg:height="0.493cm" svg:x="4.652cm" svg:y="5.336cm">
                  <text:p/>
                </draw:rect>
                <draw:rect draw:style-name="gr3" draw:text-style-name="P1" draw:layer="layout" svg:width="0.497cm" svg:height="0.493cm" svg:x="4.64cm" svg:y="5.321cm">
                  <text:p/>
                </draw:rect>
              </draw:g>
            </draw:g>
            <draw:line draw:style-name="gr1" draw:text-style-name="P1" draw:layer="layout" svg:x1="5.139cm" svg:y1="2.739cm" svg:x2="6.252cm" svg:y2="2.739cm">
              <text:p/>
            </draw:line>
            <draw:g>
              <draw:g>
                <draw:rect draw:style-name="gr2" draw:text-style-name="P1" draw:layer="layout" svg:width="0.496cm" svg:height="0.493cm" svg:x="4.658cm" svg:y="1.798cm">
                  <text:p/>
                </draw:rect>
                <draw:rect draw:style-name="gr3" draw:text-style-name="P1" draw:layer="layout" svg:width="0.497cm" svg:height="0.493cm" svg:x="4.646cm" svg:y="1.783cm">
                  <text:p/>
                </draw:rect>
              </draw:g>
            </draw:g>
            <draw:g>
              <draw:g>
                <draw:rect draw:style-name="gr2" draw:text-style-name="P1" draw:layer="layout" svg:width="0.496cm" svg:height="0.493cm" svg:x="4.652cm" svg:y="1.05cm">
                  <text:p/>
                </draw:rect>
                <draw:rect draw:style-name="gr3" draw:text-style-name="P1" draw:layer="layout" svg:width="0.497cm" svg:height="0.493cm" svg:x="4.64cm" svg:y="1.035cm">
                  <text:p/>
                </draw:rect>
              </draw:g>
            </draw:g>
            <draw:g>
              <draw:g>
                <draw:rect draw:style-name="gr2" draw:text-style-name="P1" draw:layer="layout" svg:width="0.496cm" svg:height="0.493cm" svg:x="4.658cm" svg:y="2.523cm">
                  <text:p/>
                </draw:rect>
                <draw:rect draw:style-name="gr3" draw:text-style-name="P1" draw:layer="layout" svg:width="0.497cm" svg:height="0.493cm" svg:x="4.646cm" svg:y="2.508cm">
                  <text:p/>
                </draw:rect>
              </draw:g>
            </draw:g>
            <draw:line draw:style-name="gr1" draw:text-style-name="P1" draw:layer="layout" svg:x1="5.14cm" svg:y1="2.026cm" svg:x2="6.253cm" svg:y2="2.026cm">
              <text:p/>
            </draw:line>
            <draw:line draw:style-name="gr1" draw:text-style-name="P1" draw:layer="layout" svg:x1="5.141cm" svg:y1="1.269cm" svg:x2="6.254cm" svg:y2="1.269cm">
              <text:p/>
            </draw:line>
            <draw:g>
              <draw:circle draw:style-name="gr17" draw:text-style-name="P1" draw:layer="layout" svg:width="0.069cm" svg:height="0.069cm" svg:x="4.852cm" svg:y="3.773cm">
                <text:p/>
              </draw:circle>
              <draw:circle draw:style-name="gr17" draw:text-style-name="P1" draw:layer="layout" svg:width="0.069cm" svg:height="0.069cm" svg:x="4.852cm" svg:y="4.121cm">
                <text:p/>
              </draw:circle>
              <draw:circle draw:style-name="gr17" draw:text-style-name="P1" draw:layer="layout" svg:width="0.069cm" svg:height="0.069cm" svg:x="4.852cm" svg:y="4.468cm">
                <text:p/>
              </draw:circle>
            </draw:g>
            <draw:g>
              <draw:line draw:style-name="gr14" draw:text-style-name="P1" draw:layer="layout" svg:x1="4.699cm" svg:y1="1.269cm" svg:x2="5.071cm" svg:y2="1.269cm">
                <text:p/>
              </draw:line>
              <draw:line draw:style-name="gr14" draw:text-style-name="P1" draw:layer="layout" svg:x1="4.885cm" svg:y1="1.083cm" svg:x2="4.885cm" svg:y2="1.455cm">
                <text:p/>
              </draw:line>
              <draw:custom-shape draw:style-name="gr18" draw:text-style-name="P1" draw:layer="layout" svg:width="0.047cm" svg:height="0.047cm" svg:x="4.754cm" svg:y="1.141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8" draw:text-style-name="P1" draw:layer="layout" svg:width="0.047cm" svg:height="0.047cm" svg:x="4.97cm" svg:y="1.139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8" draw:text-style-name="P1" draw:layer="layout" svg:width="0.047cm" svg:height="0.047cm" svg:x="4.971cm" svg:y="1.356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8" draw:text-style-name="P1" draw:layer="layout" svg:width="0.047cm" svg:height="0.047cm" svg:x="4.755cm" svg:y="1.361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</draw:g>
            <draw:g>
              <draw:line draw:style-name="gr14" draw:text-style-name="P1" draw:layer="layout" svg:x1="4.707cm" svg:y1="2.029cm" svg:x2="5.079cm" svg:y2="2.029cm">
                <text:p/>
              </draw:line>
              <draw:line draw:style-name="gr14" draw:text-style-name="P1" draw:layer="layout" svg:x1="4.893cm" svg:y1="1.843cm" svg:x2="4.893cm" svg:y2="2.215cm">
                <text:p/>
              </draw:line>
              <draw:custom-shape draw:style-name="gr18" draw:text-style-name="P1" draw:layer="layout" svg:width="0.047cm" svg:height="0.047cm" svg:x="4.762cm" svg:y="1.901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8" draw:text-style-name="P1" draw:layer="layout" svg:width="0.047cm" svg:height="0.047cm" svg:x="4.978cm" svg:y="1.899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8" draw:text-style-name="P1" draw:layer="layout" svg:width="0.047cm" svg:height="0.047cm" svg:x="4.979cm" svg:y="2.116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8" draw:text-style-name="P1" draw:layer="layout" svg:width="0.047cm" svg:height="0.047cm" svg:x="4.763cm" svg:y="2.121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</draw:g>
            <draw:g>
              <draw:line draw:style-name="gr14" draw:text-style-name="P1" draw:layer="layout" svg:x1="4.705cm" svg:y1="2.748cm" svg:x2="5.077cm" svg:y2="2.748cm">
                <text:p/>
              </draw:line>
              <draw:line draw:style-name="gr14" draw:text-style-name="P1" draw:layer="layout" svg:x1="4.891cm" svg:y1="2.562cm" svg:x2="4.891cm" svg:y2="2.934cm">
                <text:p/>
              </draw:line>
              <draw:custom-shape draw:style-name="gr18" draw:text-style-name="P1" draw:layer="layout" svg:width="0.047cm" svg:height="0.047cm" svg:x="4.76cm" svg:y="2.62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8" draw:text-style-name="P1" draw:layer="layout" svg:width="0.047cm" svg:height="0.047cm" svg:x="4.976cm" svg:y="2.618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8" draw:text-style-name="P1" draw:layer="layout" svg:width="0.047cm" svg:height="0.047cm" svg:x="4.977cm" svg:y="2.835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8" draw:text-style-name="P1" draw:layer="layout" svg:width="0.047cm" svg:height="0.047cm" svg:x="4.761cm" svg:y="2.84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</draw:g>
            <draw:g>
              <draw:line draw:style-name="gr14" draw:text-style-name="P1" draw:layer="layout" svg:x1="4.701cm" svg:y1="5.57cm" svg:x2="5.073cm" svg:y2="5.57cm">
                <text:p/>
              </draw:line>
              <draw:line draw:style-name="gr14" draw:text-style-name="P1" draw:layer="layout" svg:x1="4.887cm" svg:y1="5.384cm" svg:x2="4.887cm" svg:y2="5.756cm">
                <text:p/>
              </draw:line>
              <draw:custom-shape draw:style-name="gr18" draw:text-style-name="P1" draw:layer="layout" svg:width="0.047cm" svg:height="0.047cm" svg:x="4.756cm" svg:y="5.442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8" draw:text-style-name="P1" draw:layer="layout" svg:width="0.047cm" svg:height="0.047cm" svg:x="4.972cm" svg:y="5.44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8" draw:text-style-name="P1" draw:layer="layout" svg:width="0.047cm" svg:height="0.047cm" svg:x="4.973cm" svg:y="5.657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8" draw:text-style-name="P1" draw:layer="layout" svg:width="0.047cm" svg:height="0.047cm" svg:x="4.757cm" svg:y="5.662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</draw:g>
            <draw:g>
              <draw:line draw:style-name="gr14" draw:text-style-name="P1" draw:layer="layout" svg:x1="4.705cm" svg:y1="6.289cm" svg:x2="5.077cm" svg:y2="6.289cm">
                <text:p/>
              </draw:line>
              <draw:line draw:style-name="gr14" draw:text-style-name="P1" draw:layer="layout" svg:x1="4.891cm" svg:y1="6.103cm" svg:x2="4.891cm" svg:y2="6.475cm">
                <text:p/>
              </draw:line>
              <draw:custom-shape draw:style-name="gr18" draw:text-style-name="P1" draw:layer="layout" svg:width="0.047cm" svg:height="0.047cm" svg:x="4.76cm" svg:y="6.161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8" draw:text-style-name="P1" draw:layer="layout" svg:width="0.047cm" svg:height="0.047cm" svg:x="4.976cm" svg:y="6.159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8" draw:text-style-name="P1" draw:layer="layout" svg:width="0.047cm" svg:height="0.047cm" svg:x="4.977cm" svg:y="6.376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8" draw:text-style-name="P1" draw:layer="layout" svg:width="0.047cm" svg:height="0.047cm" svg:x="4.761cm" svg:y="6.381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</draw:g>
            <draw:frame draw:style-name="gr15" draw:text-style-name="P1" draw:layer="layout" svg:width="2.492cm" svg:height="1.069cm" svg:x="3.687cm" svg:y="0cm">
              <draw:text-box>
                <text:p text:style-name="P2"><text:span text:style-name="T1">constellation</text:span></text:p>
                <text:p text:style-name="P2"><text:span text:style-name="T1">mapping</text:span></text:p>
              </draw:text-box>
            </draw:frame>
            <draw:g>
              <draw:g>
                <draw:g>
                  <draw:rect draw:style-name="gr2" draw:text-style-name="P1" draw:layer="layout" svg:width="2.143cm" svg:height="1.505cm" svg:x="10.037cm" svg:y="5.595cm">
                    <text:p/>
                  </draw:rect>
                  <draw:rect draw:style-name="gr3" draw:text-style-name="P1" draw:layer="layout" svg:width="2.143cm" svg:height="1.505cm" svg:x="9.988cm" svg:y="5.548cm">
                    <text:p/>
                  </draw:rect>
                </draw:g>
              </draw:g>
              <draw:frame draw:style-name="gr4" draw:text-style-name="P1" draw:layer="layout" svg:width="1.967cm" svg:height="1.039cm" svg:x="10.08cm" svg:y="5.805cm">
                <draw:text-box>
                  <text:p text:style-name="P2"><text:span text:style-name="T1">D/A</text:span></text:p>
                  <text:p text:style-name="P2"><text:span text:style-name="T1">convertor</text:span></text:p>
                </draw:text-box>
              </draw:fram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7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6-09-23T16:44:32</meta:creation-date>
    <dc:date>2011-04-21T20:04:22</dc:date>
    <dc:language>cs-CZ</dc:language>
    <meta:editing-cycles>11</meta:editing-cycles>
    <meta:editing-duration>PT46H30M33S</meta:editing-duration>
    <dc:creator>BruXy </dc:creator>
    <meta:document-statistic meta:object-count="142"/>
    <meta:user-defined meta:name="Info 1"/>
    <meta:user-defined meta:name="Info 2"/>
    <meta:user-defined meta:name="Info 3"/>
    <meta:user-defined meta:name="Info 4"/>
  </office:meta>
</office:document-meta>
</file>